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02cm" table:align="right"/>
    </style:style>
    <style:style style:name="Table1.A" style:family="table-column">
      <style:table-column-properties style:column-width="1.242cm"/>
    </style:style>
    <style:style style:name="Table1.B" style:family="table-column">
      <style:table-column-properties style:column-width="1.439cm"/>
    </style:style>
    <style:style style:name="Table1.D" style:family="table-column">
      <style:table-column-properties style:column-width="2.177cm"/>
    </style:style>
    <style:style style:name="Table1.E" style:family="table-column">
      <style:table-column-properties style:column-width="2.147cm"/>
    </style:style>
    <style:style style:name="Table1.F" style:family="table-column">
      <style:table-column-properties style:column-width="2.163cm"/>
    </style:style>
    <style:style style:name="Table1.G" style:family="table-column">
      <style:table-column-properties style:column-width="1.446cm"/>
    </style:style>
    <style:style style:name="Table1.H" style:family="table-column">
      <style:table-column-properties style:column-width="1.944cm"/>
    </style:style>
    <style:style style:name="Table1.I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402cm" table:align="right"/>
    </style:style>
    <style:style style:name="Table3.A" style:family="table-column">
      <style:table-column-properties style:column-width="1.242cm"/>
    </style:style>
    <style:style style:name="Table3.B" style:family="table-column">
      <style:table-column-properties style:column-width="1.439cm"/>
    </style:style>
    <style:style style:name="Table3.D" style:family="table-column">
      <style:table-column-properties style:column-width="2.177cm"/>
    </style:style>
    <style:style style:name="Table3.E" style:family="table-column">
      <style:table-column-properties style:column-width="2.147cm"/>
    </style:style>
    <style:style style:name="Table3.F" style:family="table-column">
      <style:table-column-properties style:column-width="2.163cm"/>
    </style:style>
    <style:style style:name="Table3.G" style:family="table-column">
      <style:table-column-properties style:column-width="1.446cm"/>
    </style:style>
    <style:style style:name="Table3.H" style:family="table-column">
      <style:table-column-properties style:column-width="1.944cm"/>
    </style:style>
    <style:style style:name="Table3.I" style:family="table-column">
      <style:table-column-properties style:column-width="2.4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402cm" table:align="right"/>
    </style:style>
    <style:style style:name="Table2.A" style:family="table-column">
      <style:table-column-properties style:column-width="1.242cm"/>
    </style:style>
    <style:style style:name="Table2.B" style:family="table-column">
      <style:table-column-properties style:column-width="1.439cm"/>
    </style:style>
    <style:style style:name="Table2.D" style:family="table-column">
      <style:table-column-properties style:column-width="2.177cm"/>
    </style:style>
    <style:style style:name="Table2.E" style:family="table-column">
      <style:table-column-properties style:column-width="2.147cm"/>
    </style:style>
    <style:style style:name="Table2.F" style:family="table-column">
      <style:table-column-properties style:column-width="2.163cm"/>
    </style:style>
    <style:style style:name="Table2.G" style:family="table-column">
      <style:table-column-properties style:column-width="1.446cm"/>
    </style:style>
    <style:style style:name="Table2.H" style:family="table-column">
      <style:table-column-properties style:column-width="1.944cm"/>
    </style:style>
    <style:style style:name="Table2.I" style:family="table-column">
      <style:table-column-properties style:column-width="2.4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0b57b9" officeooo:paragraph-rsid="000f4dce"/>
    </style:style>
    <style:style style:name="P2" style:family="paragraph" style:parent-style-name="Standard">
      <style:text-properties style:text-underline-style="solid" style:text-underline-width="auto" style:text-underline-color="font-color" officeooo:rsid="000c5f38" officeooo:paragraph-rsid="000ff0a6"/>
    </style:style>
    <style:style style:name="P3" style:family="paragraph" style:parent-style-name="Standard">
      <style:text-properties style:text-underline-style="solid" style:text-underline-width="auto" style:text-underline-color="font-color" officeooo:rsid="000e9e18" officeooo:paragraph-rsid="0012703e"/>
    </style:style>
    <style:style style:name="P4" style:family="paragraph" style:parent-style-name="Standard">
      <style:text-properties style:text-underline-style="solid" style:text-underline-width="auto" style:text-underline-color="font-color" officeooo:rsid="0010bd93" officeooo:paragraph-rsid="0012703e"/>
    </style:style>
    <style:style style:name="P5" style:family="paragraph" style:parent-style-name="Standard">
      <style:text-properties style:text-underline-style="solid" style:text-underline-width="auto" style:text-underline-color="font-color" officeooo:rsid="0010a900" officeooo:paragraph-rsid="00061095"/>
    </style:style>
    <style:style style:name="P6" style:family="paragraph" style:parent-style-name="Standard">
      <style:text-properties style:text-underline-style="solid" style:text-underline-width="auto" style:text-underline-color="font-color" officeooo:rsid="0022c940" officeooo:paragraph-rsid="0022c940"/>
    </style:style>
    <style:style style:name="P7" style:family="paragraph" style:parent-style-name="Standard">
      <style:text-properties style:text-underline-style="solid" style:text-underline-width="auto" style:text-underline-color="font-color" officeooo:rsid="00352313" officeooo:paragraph-rsid="00352313"/>
    </style:style>
    <style:style style:name="P8" style:family="paragraph" style:parent-style-name="Standard">
      <style:text-properties style:text-underline-style="solid" style:text-underline-width="auto" style:text-underline-color="font-color" officeooo:rsid="00352313" officeooo:paragraph-rsid="0036e63e"/>
    </style:style>
    <style:style style:name="P9" style:family="paragraph" style:parent-style-name="Standard">
      <style:text-properties style:text-underline-style="solid" style:text-underline-width="auto" style:text-underline-color="font-color" officeooo:rsid="0036e63e" officeooo:paragraph-rsid="0036e63e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4b63a6" officeooo:paragraph-rsid="004b63a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30ca11" officeooo:paragraph-rsid="00061095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30ca11" officeooo:paragraph-rsid="00061095"/>
    </style:style>
    <style:style style:name="P13" style:family="paragraph" style:parent-style-name="Standard">
      <style:text-properties officeooo:rsid="0010a900" officeooo:paragraph-rsid="00061095"/>
    </style:style>
    <style:style style:name="P14" style:family="paragraph" style:parent-style-name="Standard">
      <style:text-properties style:text-underline-style="none" officeooo:rsid="0010bd93" officeooo:paragraph-rsid="0010bd93"/>
    </style:style>
    <style:style style:name="P15" style:family="paragraph" style:parent-style-name="Standard">
      <style:text-properties style:text-underline-style="none" officeooo:rsid="0010bd93" officeooo:paragraph-rsid="0012703e"/>
    </style:style>
    <style:style style:name="P16" style:family="paragraph" style:parent-style-name="Standard">
      <style:text-properties style:text-underline-style="none" officeooo:rsid="0010bd93" officeooo:paragraph-rsid="000e9e18"/>
    </style:style>
    <style:style style:name="P17" style:family="paragraph" style:parent-style-name="Standard">
      <style:text-properties style:text-underline-style="none" officeooo:rsid="0010a900" officeooo:paragraph-rsid="00061095"/>
    </style:style>
    <style:style style:name="P18" style:family="paragraph" style:parent-style-name="Standard">
      <style:text-properties style:text-underline-style="none" officeooo:rsid="0010a900" officeooo:paragraph-rsid="002028dd"/>
    </style:style>
    <style:style style:name="P19" style:family="paragraph" style:parent-style-name="Standard">
      <style:text-properties style:text-underline-style="none" officeooo:rsid="000c5f38" officeooo:paragraph-rsid="000c5f38"/>
    </style:style>
    <style:style style:name="P20" style:family="paragraph" style:parent-style-name="Standard">
      <style:text-properties style:text-underline-style="none" officeooo:rsid="000c5f38" officeooo:paragraph-rsid="000f4dce"/>
    </style:style>
    <style:style style:name="P21" style:family="paragraph" style:parent-style-name="Standard">
      <style:text-properties style:text-underline-style="none" officeooo:rsid="000c5f38" officeooo:paragraph-rsid="000ff0a6"/>
    </style:style>
    <style:style style:name="P22" style:family="paragraph" style:parent-style-name="Standard">
      <style:text-properties style:text-underline-style="none" officeooo:rsid="0012abd1" officeooo:paragraph-rsid="0012abd1"/>
    </style:style>
    <style:style style:name="P23" style:family="paragraph" style:parent-style-name="Standard">
      <style:text-properties style:text-underline-style="none" officeooo:rsid="0012abd1" officeooo:paragraph-rsid="00157d00"/>
    </style:style>
    <style:style style:name="P24" style:family="paragraph" style:parent-style-name="Standard">
      <style:text-properties style:text-underline-style="none" officeooo:rsid="00138e0c" officeooo:paragraph-rsid="00138e0c"/>
    </style:style>
    <style:style style:name="P25" style:family="paragraph" style:parent-style-name="Standard">
      <style:text-properties style:text-underline-style="none" officeooo:rsid="001ecbdf" officeooo:paragraph-rsid="001ecbdf"/>
    </style:style>
    <style:style style:name="P26" style:family="paragraph" style:parent-style-name="Standard">
      <style:text-properties style:text-underline-style="none" officeooo:rsid="000b57b9" officeooo:paragraph-rsid="000f4dce"/>
    </style:style>
    <style:style style:name="P27" style:family="paragraph" style:parent-style-name="Standard">
      <style:text-properties style:text-underline-style="none" fo:font-weight="normal" officeooo:rsid="004b63a6" officeooo:paragraph-rsid="004b63a6" style:font-weight-asian="normal" style:font-weight-complex="normal"/>
    </style:style>
    <style:style style:name="P28" style:family="paragraph" style:parent-style-name="Standard">
      <style:text-properties style:text-underline-style="none" officeooo:rsid="0022c940" officeooo:paragraph-rsid="0022c940"/>
    </style:style>
    <style:style style:name="P29" style:family="paragraph" style:parent-style-name="Standard">
      <style:text-properties style:text-underline-style="none" officeooo:rsid="0024142f" officeooo:paragraph-rsid="0024142f"/>
    </style:style>
    <style:style style:name="P30" style:family="paragraph" style:parent-style-name="Standard">
      <style:text-properties style:text-underline-style="none" officeooo:rsid="002758f2" officeooo:paragraph-rsid="002758f2"/>
    </style:style>
    <style:style style:name="P31" style:family="paragraph" style:parent-style-name="Standard">
      <style:text-properties style:text-underline-style="none" officeooo:rsid="002f2c12" officeooo:paragraph-rsid="0036e63e"/>
    </style:style>
    <style:style style:name="P32" style:family="paragraph" style:parent-style-name="Standard">
      <style:text-properties style:text-underline-style="none" officeooo:rsid="002f2c12" officeooo:paragraph-rsid="002f2c12"/>
    </style:style>
    <style:style style:name="P33" style:family="paragraph" style:parent-style-name="Standard">
      <style:text-properties style:text-underline-style="none" officeooo:rsid="0030dc8f" officeooo:paragraph-rsid="0030dc8f"/>
    </style:style>
    <style:style style:name="P34" style:family="paragraph" style:parent-style-name="Standard">
      <style:text-properties style:text-underline-style="none" officeooo:rsid="0031b171" officeooo:paragraph-rsid="0031b171"/>
    </style:style>
    <style:style style:name="P35" style:family="paragraph" style:parent-style-name="Standard">
      <style:text-properties style:text-underline-style="none" officeooo:rsid="00334d06" officeooo:paragraph-rsid="00334d06"/>
    </style:style>
    <style:style style:name="P36" style:family="paragraph" style:parent-style-name="Standard">
      <style:text-properties style:text-underline-style="none" officeooo:rsid="002d3ed2" officeooo:paragraph-rsid="002d3ed2"/>
    </style:style>
    <style:style style:name="P37" style:family="paragraph" style:parent-style-name="Standard">
      <style:text-properties style:text-underline-style="none" officeooo:rsid="002d3ed2" officeooo:paragraph-rsid="0036e63e"/>
    </style:style>
    <style:style style:name="P38" style:family="paragraph" style:parent-style-name="Standard">
      <style:text-properties style:text-underline-style="none" officeooo:rsid="00352313" officeooo:paragraph-rsid="00352313"/>
    </style:style>
    <style:style style:name="P39" style:family="paragraph" style:parent-style-name="Standard">
      <style:text-properties style:text-underline-style="none" officeooo:rsid="00352313" officeooo:paragraph-rsid="0036e63e"/>
    </style:style>
    <style:style style:name="P40" style:family="paragraph" style:parent-style-name="Standard">
      <style:text-properties style:text-underline-style="none" officeooo:rsid="0036e63e" officeooo:paragraph-rsid="0036e63e"/>
    </style:style>
    <style:style style:name="P41" style:family="paragraph" style:parent-style-name="Standard">
      <style:text-properties style:text-underline-style="none" officeooo:rsid="00386fb8" officeooo:paragraph-rsid="00386fb8"/>
    </style:style>
    <style:style style:name="P42" style:family="paragraph" style:parent-style-name="Standard">
      <style:text-properties officeooo:paragraph-rsid="00157d00"/>
    </style:style>
    <style:style style:name="P43" style:family="paragraph" style:parent-style-name="Standard">
      <style:text-properties officeooo:paragraph-rsid="0015d434"/>
    </style:style>
    <style:style style:name="P44" style:family="paragraph" style:parent-style-name="Standard">
      <style:text-properties officeooo:rsid="0016ff52" officeooo:paragraph-rsid="0016ff52"/>
    </style:style>
    <style:style style:name="P45" style:family="paragraph" style:parent-style-name="Standard">
      <style:text-properties officeooo:rsid="0016ff52" officeooo:paragraph-rsid="0018606d"/>
    </style:style>
    <style:style style:name="P46" style:family="paragraph" style:parent-style-name="Standard">
      <style:text-properties officeooo:rsid="0016ff52" officeooo:paragraph-rsid="001c4b3b"/>
    </style:style>
    <style:style style:name="P47" style:family="paragraph" style:parent-style-name="Standard">
      <style:text-properties officeooo:rsid="0016ff52" officeooo:paragraph-rsid="00457722"/>
    </style:style>
    <style:style style:name="P48" style:family="paragraph" style:parent-style-name="Standard">
      <style:text-properties officeooo:rsid="0018606d" officeooo:paragraph-rsid="0018606d"/>
    </style:style>
    <style:style style:name="P49" style:family="paragraph" style:parent-style-name="Standard">
      <style:text-properties officeooo:rsid="0018606d" officeooo:paragraph-rsid="00457722"/>
    </style:style>
    <style:style style:name="P50" style:family="paragraph" style:parent-style-name="Standard">
      <style:text-properties officeooo:paragraph-rsid="00194a72"/>
    </style:style>
    <style:style style:name="P51" style:family="paragraph" style:parent-style-name="Standard">
      <style:text-properties officeooo:paragraph-rsid="001c4b3b"/>
    </style:style>
    <style:style style:name="P52" style:family="paragraph" style:parent-style-name="Standard">
      <style:paragraph-properties fo:text-align="center" style:justify-single-word="false"/>
      <style:text-properties fo:color="#8f187c" style:text-underline-style="none" officeooo:rsid="0012abd1" officeooo:paragraph-rsid="00157d00"/>
    </style:style>
    <style:style style:name="P53" style:family="paragraph" style:parent-style-name="Standard">
      <style:paragraph-properties fo:text-align="center" style:justify-single-word="false"/>
      <style:text-properties fo:color="#8f187c" style:text-underline-style="none" officeooo:rsid="0012abd1" officeooo:paragraph-rsid="00457722"/>
    </style:style>
    <style:style style:name="P54" style:family="paragraph" style:parent-style-name="Standard">
      <style:paragraph-properties fo:text-align="center" style:justify-single-word="false"/>
      <style:text-properties fo:color="#8f187c" style:text-underline-style="none" officeooo:rsid="0012abd1" officeooo:paragraph-rsid="00482479"/>
    </style:style>
    <style:style style:name="P55" style:family="paragraph" style:parent-style-name="Standard">
      <style:paragraph-properties fo:text-align="center" style:justify-single-word="false"/>
      <style:text-properties fo:color="#8f187c" style:text-underline-style="none" officeooo:rsid="003ab540" officeooo:paragraph-rsid="003ab540"/>
    </style:style>
    <style:style style:name="P56" style:family="paragraph" style:parent-style-name="Standard">
      <style:paragraph-properties fo:text-align="center" style:justify-single-word="false"/>
      <style:text-properties fo:color="#8f187c" style:text-underline-style="none" officeooo:rsid="003ab540" officeooo:paragraph-rsid="00457722"/>
    </style:style>
    <style:style style:name="P57" style:family="paragraph" style:parent-style-name="Standard">
      <style:paragraph-properties fo:text-align="center" style:justify-single-word="false"/>
      <style:text-properties fo:color="#8f187c" style:text-underline-style="none" officeooo:rsid="003ab540" officeooo:paragraph-rsid="00482479"/>
    </style:style>
    <style:style style:name="P58" style:family="paragraph" style:parent-style-name="Standard">
      <style:text-properties officeooo:paragraph-rsid="002028dd"/>
    </style:style>
    <style:style style:name="P59" style:family="paragraph" style:parent-style-name="Standard">
      <style:text-properties officeooo:rsid="00194a72" officeooo:paragraph-rsid="00194a72"/>
    </style:style>
    <style:style style:name="P60" style:family="paragraph" style:parent-style-name="Standard">
      <style:text-properties officeooo:paragraph-rsid="003ebce3"/>
    </style:style>
    <style:style style:name="P61" style:family="paragraph" style:parent-style-name="Standard">
      <style:text-properties officeooo:paragraph-rsid="003f2b25"/>
    </style:style>
    <style:style style:name="P62" style:family="paragraph" style:parent-style-name="Standard">
      <style:text-properties officeooo:rsid="00457722" officeooo:paragraph-rsid="00457722"/>
    </style:style>
    <style:style style:name="P63" style:family="paragraph" style:parent-style-name="Standard">
      <style:text-properties officeooo:paragraph-rsid="00463637"/>
    </style:style>
    <style:style style:name="P64" style:family="paragraph" style:parent-style-name="Standard">
      <style:text-properties officeooo:paragraph-rsid="00482479"/>
    </style:style>
    <style:style style:name="P65" style:family="paragraph" style:parent-style-name="Standard">
      <style:text-properties officeooo:paragraph-rsid="00483d3b"/>
    </style:style>
    <style:style style:name="P66" style:family="paragraph" style:parent-style-name="Standard">
      <style:text-properties officeooo:rsid="0048b5f3" officeooo:paragraph-rsid="0048b5f3"/>
    </style:style>
    <style:style style:name="P67" style:family="paragraph" style:parent-style-name="Table_20_Contents">
      <style:text-properties fo:color="#8f187c" officeooo:rsid="00468f0c" officeooo:paragraph-rsid="00157d00"/>
    </style:style>
    <style:style style:name="P68" style:family="paragraph" style:parent-style-name="Table_20_Contents">
      <style:text-properties fo:color="#8f187c" officeooo:rsid="00468f0c" officeooo:paragraph-rsid="00457722"/>
    </style:style>
    <style:style style:name="P69" style:family="paragraph" style:parent-style-name="Table_20_Contents">
      <style:text-properties fo:color="#8f187c" officeooo:rsid="00468f0c" officeooo:paragraph-rsid="00482479"/>
    </style:style>
    <style:style style:name="P70" style:family="paragraph" style:parent-style-name="Table_20_Contents">
      <style:paragraph-properties fo:text-align="center" style:justify-single-word="false"/>
      <style:text-properties fo:color="#8f187c" officeooo:rsid="003f6fb5" officeooo:paragraph-rsid="00157d00"/>
    </style:style>
    <style:style style:name="P71" style:family="paragraph" style:parent-style-name="Table_20_Contents">
      <style:paragraph-properties fo:text-align="center" style:justify-single-word="false"/>
      <style:text-properties fo:color="#8f187c" officeooo:rsid="003f6fb5" officeooo:paragraph-rsid="00457722"/>
    </style:style>
    <style:style style:name="P72" style:family="paragraph" style:parent-style-name="Table_20_Contents">
      <style:paragraph-properties fo:text-align="center" style:justify-single-word="false"/>
      <style:text-properties fo:color="#8f187c" officeooo:rsid="003f6fb5" officeooo:paragraph-rsid="00482479"/>
    </style:style>
    <style:style style:name="P73" style:family="paragraph" style:parent-style-name="Table_20_Contents">
      <style:paragraph-properties fo:text-align="center" style:justify-single-word="false"/>
      <style:text-properties fo:color="#8f187c" officeooo:rsid="00157d00" officeooo:paragraph-rsid="00157d00"/>
    </style:style>
    <style:style style:name="P74" style:family="paragraph" style:parent-style-name="Table_20_Contents">
      <style:paragraph-properties fo:text-align="center" style:justify-single-word="false"/>
      <style:text-properties fo:color="#8f187c" officeooo:rsid="00157d00" officeooo:paragraph-rsid="00457722"/>
    </style:style>
    <style:style style:name="P75" style:family="paragraph" style:parent-style-name="Table_20_Contents">
      <style:paragraph-properties fo:text-align="center" style:justify-single-word="false"/>
      <style:text-properties fo:color="#8f187c" officeooo:rsid="00157d00" officeooo:paragraph-rsid="00482479"/>
    </style:style>
    <style:style style:name="P76" style:family="paragraph" style:parent-style-name="Table_20_Contents">
      <style:paragraph-properties fo:text-align="center" style:justify-single-word="false"/>
      <style:text-properties officeooo:rsid="0041eba1" officeooo:paragraph-rsid="00157d00"/>
    </style:style>
    <style:style style:name="P77" style:family="paragraph" style:parent-style-name="Table_20_Contents">
      <style:paragraph-properties fo:text-align="center" style:justify-single-word="false"/>
      <style:text-properties officeooo:rsid="0041eba1" officeooo:paragraph-rsid="00457722"/>
    </style:style>
    <style:style style:name="P78" style:family="paragraph" style:parent-style-name="Table_20_Contents">
      <style:paragraph-properties fo:text-align="center" style:justify-single-word="false"/>
      <style:text-properties officeooo:paragraph-rsid="00157d00"/>
    </style:style>
    <style:style style:name="P79" style:family="paragraph" style:parent-style-name="Table_20_Contents">
      <style:paragraph-properties fo:text-align="center" style:justify-single-word="false"/>
      <style:text-properties officeooo:paragraph-rsid="00457722"/>
    </style:style>
    <style:style style:name="P80" style:family="paragraph" style:parent-style-name="Table_20_Contents">
      <style:paragraph-properties fo:text-align="center" style:justify-single-word="false"/>
      <style:text-properties officeooo:paragraph-rsid="00482479"/>
    </style:style>
    <style:style style:name="P81" style:family="paragraph" style:parent-style-name="Table_20_Contents">
      <style:paragraph-properties fo:text-align="center" style:justify-single-word="false"/>
      <style:text-properties officeooo:rsid="0043455f" officeooo:paragraph-rsid="00157d00"/>
    </style:style>
    <style:style style:name="P82" style:family="paragraph" style:parent-style-name="Table_20_Contents">
      <style:paragraph-properties fo:text-align="center" style:justify-single-word="false"/>
      <style:text-properties officeooo:rsid="0043455f" officeooo:paragraph-rsid="00457722"/>
    </style:style>
    <style:style style:name="P83" style:family="paragraph" style:parent-style-name="Table_20_Contents">
      <style:paragraph-properties fo:text-align="center" style:justify-single-word="false"/>
      <style:text-properties officeooo:rsid="0043455f" officeooo:paragraph-rsid="00482479"/>
    </style:style>
    <style:style style:name="P84" style:family="paragraph" style:parent-style-name="Table_20_Contents">
      <style:paragraph-properties fo:text-align="center" style:justify-single-word="false"/>
      <style:text-properties officeooo:rsid="0018606d" officeooo:paragraph-rsid="0018606d"/>
    </style:style>
    <style:style style:name="P85" style:family="paragraph" style:parent-style-name="Table_20_Contents">
      <style:paragraph-properties fo:text-align="center" style:justify-single-word="false"/>
      <style:text-properties officeooo:rsid="0018606d" officeooo:paragraph-rsid="00457722"/>
    </style:style>
    <style:style style:name="P86" style:family="paragraph" style:parent-style-name="Table_20_Contents">
      <style:paragraph-properties fo:text-align="center" style:justify-single-word="false"/>
      <style:text-properties officeooo:rsid="0018606d" officeooo:paragraph-rsid="00482479"/>
    </style:style>
    <style:style style:name="P87" style:family="paragraph" style:parent-style-name="Table_20_Contents">
      <style:paragraph-properties fo:text-align="center" style:justify-single-word="false"/>
      <style:text-properties officeooo:rsid="003d4414" officeooo:paragraph-rsid="003d4414"/>
    </style:style>
    <style:style style:name="P88" style:family="paragraph" style:parent-style-name="Table_20_Contents">
      <style:paragraph-properties fo:text-align="center" style:justify-single-word="false"/>
      <style:text-properties officeooo:rsid="003d4414" officeooo:paragraph-rsid="00457722"/>
    </style:style>
    <style:style style:name="P89" style:family="paragraph" style:parent-style-name="Table_20_Contents">
      <style:paragraph-properties fo:text-align="center" style:justify-single-word="false"/>
      <style:text-properties officeooo:rsid="003d4414" officeooo:paragraph-rsid="00482479"/>
    </style:style>
    <style:style style:name="P90" style:family="paragraph" style:parent-style-name="Table_20_Contents">
      <style:paragraph-properties fo:text-align="center" style:justify-single-word="false"/>
      <style:text-properties officeooo:rsid="003ebce3" officeooo:paragraph-rsid="003ebce3"/>
    </style:style>
    <style:style style:name="P91" style:family="paragraph" style:parent-style-name="Table_20_Contents">
      <style:paragraph-properties fo:text-align="center" style:justify-single-word="false"/>
      <style:text-properties officeooo:rsid="003ebce3" officeooo:paragraph-rsid="00457722"/>
    </style:style>
    <style:style style:name="P92" style:family="paragraph" style:parent-style-name="Table_20_Contents">
      <style:paragraph-properties fo:text-align="center" style:justify-single-word="false"/>
      <style:text-properties officeooo:rsid="003ebce3" officeooo:paragraph-rsid="00482479"/>
    </style:style>
    <style:style style:name="P93" style:family="paragraph" style:parent-style-name="Table_20_Contents">
      <style:paragraph-properties fo:text-align="center" style:justify-single-word="false"/>
      <style:text-properties officeooo:rsid="0044a5d6" officeooo:paragraph-rsid="00420fa6"/>
    </style:style>
    <style:style style:name="P94" style:family="paragraph" style:parent-style-name="Table_20_Contents">
      <style:paragraph-properties fo:text-align="center" style:justify-single-word="false"/>
      <style:text-properties officeooo:rsid="0044a5d6" officeooo:paragraph-rsid="00457722"/>
    </style:style>
    <style:style style:name="P95" style:family="paragraph" style:parent-style-name="Table_20_Contents">
      <style:paragraph-properties fo:text-align="center" style:justify-single-word="false"/>
      <style:text-properties officeooo:rsid="0044a5d6" officeooo:paragraph-rsid="00482479"/>
    </style:style>
    <style:style style:name="P96" style:family="paragraph" style:parent-style-name="Table_20_Contents">
      <style:paragraph-properties fo:text-align="center" style:justify-single-word="false"/>
      <style:text-properties officeooo:rsid="00457722" officeooo:paragraph-rsid="003f2b25"/>
    </style:style>
    <style:style style:name="P97" style:family="paragraph" style:parent-style-name="Table_20_Contents">
      <style:paragraph-properties fo:text-align="center" style:justify-single-word="false"/>
      <style:text-properties officeooo:rsid="00457722" officeooo:paragraph-rsid="00457722"/>
    </style:style>
    <style:style style:name="P98" style:family="paragraph" style:parent-style-name="Table_20_Contents">
      <style:paragraph-properties fo:text-align="center" style:justify-single-word="false"/>
      <style:text-properties officeooo:rsid="00457722" officeooo:paragraph-rsid="00482479"/>
    </style:style>
    <style:style style:name="P99" style:family="paragraph" style:parent-style-name="Table_20_Contents">
      <style:paragraph-properties fo:text-align="center" style:justify-single-word="false"/>
      <style:text-properties officeooo:rsid="00483d3b" officeooo:paragraph-rsid="00483d3b"/>
    </style:style>
    <style:style style:name="P100" style:family="paragraph">
      <style:paragraph-properties fo:text-align="center"/>
    </style:style>
    <style:style style:name="P101" style:family="paragraph">
      <loext:graphic-properties draw:fill-color="#b2b2b2"/>
      <style:paragraph-properties fo:text-align="center"/>
    </style:style>
    <style:style style:name="P102" style:family="paragraph">
      <loext:graphic-properties draw:fill-color="#ffffff"/>
      <style:paragraph-properties fo:text-align="center"/>
    </style:style>
    <style:style style:name="P103" style:family="paragraph">
      <style:paragraph-properties fo:text-align="center"/>
      <style:text-properties fo:font-size="12pt"/>
    </style:style>
    <style:style style:name="P104" style:family="paragraph">
      <loext:graphic-properties draw:fill="none" draw:fill-color="#ffffff"/>
      <style:text-properties fo:color="#ce181e"/>
    </style:style>
    <style:style style:name="P105" style:family="paragraph">
      <loext:graphic-properties draw:fill="none" draw:fill-color="#ffffff"/>
      <style:text-properties fo:color="#72bf44"/>
    </style:style>
    <style:style style:name="P106" style:family="paragraph">
      <loext:graphic-properties draw:fill="none" draw:fill-color="#ffffff"/>
      <style:paragraph-properties fo:text-align="center"/>
      <style:text-properties fo:color="#72bf44"/>
    </style:style>
    <style:style style:name="P107" style:family="paragraph">
      <loext:graphic-properties draw:fill="none" draw:fill-color="#ffffff"/>
      <style:text-properties fo:color="#f58220"/>
    </style:style>
    <style:style style:name="P108" style:family="paragraph">
      <loext:graphic-properties draw:fill="none" draw:fill-color="#ffffff"/>
      <style:text-properties fo:color="#0066b3"/>
    </style:style>
    <style:style style:name="P109" style:family="paragraph">
      <loext:graphic-properties draw:fill="none" draw:fill-color="#ffffff"/>
      <style:text-properties fo:color="#826aaf"/>
    </style:style>
    <style:style style:name="P110" style:family="paragraph">
      <loext:graphic-properties draw:fill="none" draw:fill-color="#ffffff"/>
      <style:text-properties fo:color="#e3d200"/>
    </style:style>
    <style:style style:name="T1" style:family="text">
      <style:text-properties officeooo:rsid="00061095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2d92"/>
    </style:style>
    <style:style style:name="T4" style:family="text">
      <style:text-properties style:text-underline-style="none" officeooo:rsid="000ff0a6"/>
    </style:style>
    <style:style style:name="T5" style:family="text">
      <style:text-properties style:text-underline-style="none" officeooo:rsid="0012703e"/>
    </style:style>
    <style:style style:name="T6" style:family="text">
      <style:text-properties style:text-underline-style="none" officeooo:rsid="001ecbdf"/>
    </style:style>
    <style:style style:name="T7" style:family="text">
      <style:text-properties style:text-underline-style="none" officeooo:rsid="0024142f"/>
    </style:style>
    <style:style style:name="T8" style:family="text">
      <style:text-properties style:text-underline-style="none" officeooo:rsid="0036e63e"/>
    </style:style>
    <style:style style:name="T9" style:family="text">
      <style:text-properties style:text-underline-style="none" officeooo:rsid="00386fb8"/>
    </style:style>
    <style:style style:name="T10" style:family="text">
      <style:text-properties officeooo:rsid="0012abd1"/>
    </style:style>
    <style:style style:name="T11" style:family="text">
      <style:text-properties officeooo:rsid="00157d00"/>
    </style:style>
    <style:style style:name="T12" style:family="text">
      <style:text-properties officeooo:rsid="0015d434"/>
    </style:style>
    <style:style style:name="T13" style:family="text">
      <style:text-properties officeooo:rsid="0016ff52"/>
    </style:style>
    <style:style style:name="T14" style:family="text">
      <style:text-properties officeooo:rsid="0018606d"/>
    </style:style>
    <style:style style:name="T15" style:family="text">
      <style:text-properties officeooo:rsid="00194a72"/>
    </style:style>
    <style:style style:name="T16" style:family="text">
      <style:text-properties officeooo:rsid="0010a900"/>
    </style:style>
    <style:style style:name="T17" style:family="text">
      <style:text-properties fo:color="#000000" style:font-name="Liberation Serif" fo:font-weight="normal" officeooo:rsid="003f6fb5" fo:background-color="#ccbe00" loext:char-shading-value="0" style:font-weight-asian="normal" style:font-weight-complex="normal"/>
    </style:style>
    <style:style style:name="T18" style:family="text">
      <style:text-properties officeooo:rsid="001ecbdf"/>
    </style:style>
    <style:style style:name="T19" style:family="text">
      <style:text-properties style:text-underline-style="solid" style:text-underline-width="auto" style:text-underline-color="font-color" officeooo:rsid="0010a900"/>
    </style:style>
    <style:style style:name="T20" style:family="text">
      <style:text-properties style:text-underline-style="solid" style:text-underline-width="auto" style:text-underline-color="font-color" officeooo:rsid="002028dd"/>
    </style:style>
    <style:style style:name="T21" style:family="text">
      <style:text-properties officeooo:rsid="00457722"/>
    </style:style>
    <style:style style:name="T22" style:family="text">
      <style:text-properties officeooo:rsid="00463637"/>
    </style:style>
    <style:style style:name="T23" style:family="text">
      <style:text-properties officeooo:rsid="00483d3b"/>
    </style:style>
    <style:style style:name="T24" style:family="text">
      <style:text-properties officeooo:rsid="0049bdd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ba364"/>
    </style:style>
    <style:style style:name="T27" style:family="text">
      <style:text-properties officeooo:rsid="004f0222"/>
    </style:style>
    <style:style style:name="T28" style:family="text">
      <style:text-properties officeooo:rsid="004fc7c2"/>
    </style:style>
    <style:style style:name="T29" style:family="text">
      <style:text-properties fo:color="#ce181e"/>
    </style:style>
    <style:style style:name="T30" style:family="text">
      <style:text-properties fo:color="#72bf44"/>
    </style:style>
    <style:style style:name="T31" style:family="text">
      <style:text-properties fo:color="#f58220"/>
    </style:style>
    <style:style style:name="T32" style:family="text">
      <style:text-properties fo:color="#0066b3"/>
    </style:style>
    <style:style style:name="T33" style:family="text">
      <style:text-properties fo:color="#826aaf"/>
    </style:style>
    <style:style style:name="T34" style:family="text">
      <style:text-properties fo:color="#e3d200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vg:stroke-color="#ffffff" draw:fill-color="#b2b2b2" draw:textarea-horizontal-align="justify" draw:textarea-vertical-align="middle" draw:auto-grow-height="false" fo:min-height="0.9cm" fo:min-width="1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9cm" fo:min-width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11111" draw:marker-end="Arrow" draw:marker-end-width="0.176cm" draw:fill-color="#ffffff" draw:textarea-horizontal-align="center" draw:textarea-vertical-align="middl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dash" draw:stroke-dash="Ultrafine_20_2_20_Dots_20_3_20_Dashes"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Line_20_Style_20_9" svg:stroke-color="#ef41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1c1c1c" draw:marker-start="Dimension_20_Lines" draw:marker-end="Dimension_20_Lin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1c1c1c" draw:marker-start="Dimension_20_Lines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72bf4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582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e3d2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826aa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Fine_20_Dotted" svg:stroke-color="#bd7cb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Προχωρημένα Θέματα Τεχνολογίας &amp; Εφαρμογών Βάσεων Δεδομένων</text:p>
      <text:p text:style-name="P11">Άσκηση <text:span text:style-name="T1">2</text:span></text:p>
      <text:p text:style-name="P12"/>
      <text:p text:style-name="P12">Όθωνας Γκαβαρδίνας ΑΜ: 2620</text:p>
      <text:p text:style-name="P13"/>
      <text:p text:style-name="P5">ΘΕΜΑ <text:span text:style-name="T1">1</text:span></text:p>
      <text:p text:style-name="P5"/>
      <text:p text:style-name="P14">(α)</text:p>
      <text:p text:style-name="P17"><draw:custom-shape text:anchor-type="paragraph" draw:z-index="0" draw:name="Shape1" draw:style-name="gr1" draw:text-style-name="P101" svg:width="1.615cm" svg:height="0.9cm" svg:x="6.384cm" svg:y="0.94cm"><text:p text:style-name="P100">DB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01" svg:width="1.615cm" svg:height="0.9cm" svg:x="0.563cm" svg:y="2.559cm"><text:p text:style-name="P100">R1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01" svg:width="1.615cm" svg:height="0.9cm" svg:x="11.569cm" svg:y="3.115cm"><text:p text:style-name="P100">R2</text:p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101" svg:width="1.615cm" svg:height="0.9cm" svg:x="-1.342cm" svg:y="4.798cm"><text:p text:style-name="P100">P1</text:p><draw:enhanced-geometry svg:viewBox="0 0 21600 21600" draw:type="rectangle" draw:enhanced-path="M 0 0 L 21600 0 21600 21600 0 21600 0 0 Z N"/></draw:custom-shape><draw:custom-shape text:anchor-type="paragraph" draw:z-index="4" draw:name="Shape1" draw:style-name="gr1" draw:text-style-name="P101" svg:width="1.615cm" svg:height="0.9cm" svg:x="0.589cm" svg:y="4.798cm"><text:p text:style-name="P100">P2</text:p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101" svg:width="1.615cm" svg:height="0.9cm" svg:x="6.331cm" svg:y="4.665cm"><text:p text:style-name="P100">P1000</text:p><draw:enhanced-geometry svg:viewBox="0 0 21600 21600" draw:type="rectangle" draw:enhanced-path="M 0 0 L 21600 0 21600 21600 0 21600 0 0 Z N"/></draw:custom-shape><draw:custom-shape text:anchor-type="paragraph" draw:z-index="6" draw:name="Shape1" draw:style-name="gr1" draw:text-style-name="P101" svg:width="1.615cm" svg:height="0.9cm" svg:x="9.215cm" svg:y="4.613cm"><text:p text:style-name="P100">P1001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101" svg:width="1.615cm" svg:height="0.9cm" svg:x="11.411cm" svg:y="4.56cm"><text:p text:style-name="P100">P1002</text:p><draw:enhanced-geometry svg:viewBox="0 0 21600 21600" draw:type="rectangle" draw:enhanced-path="M 0 0 L 21600 0 21600 21600 0 21600 0 0 Z N"/></draw:custom-shape><draw:custom-shape text:anchor-type="paragraph" draw:z-index="8" draw:name="Shape1" draw:style-name="gr1" draw:text-style-name="P101" svg:width="1.615cm" svg:height="0.9cm" svg:x="15.882cm" svg:y="4.56cm"><text:p text:style-name="P100">P2000</text:p><draw:enhanced-geometry svg:viewBox="0 0 21600 21600" draw:type="rectangle" draw:enhanced-path="M 0 0 L 21600 0 21600 21600 0 21600 0 0 Z N"/></draw:custom-shape><draw:custom-shape text:anchor-type="paragraph" draw:z-index="9" draw:name="Shape1" draw:style-name="gr1" draw:text-style-name="P101" svg:width="1.615cm" svg:height="0.9cm" svg:x="4.531cm" svg:y="4.718cm"><text:p text:style-name="P100">P847</text:p><draw:enhanced-geometry svg:viewBox="0 0 21600 21600" draw:type="rectangle" draw:enhanced-path="M 0 0 L 21600 0 21600 21600 0 21600 0 0 Z N"/></draw:custom-shape><draw:custom-shape text:anchor-type="paragraph" draw:z-index="10" draw:name="Shape1" draw:style-name="gr2" draw:text-style-name="P102" svg:width="1.006cm" svg:height="0.9cm" svg:x="-1.58cm" svg:y="6.375cm"><text:p text:style-name="P100">P1.1</text:p><draw:enhanced-geometry svg:viewBox="0 0 21600 21600" draw:type="rectangle" draw:enhanced-path="M 0 0 L 21600 0 21600 21600 0 21600 0 0 Z N"/></draw:custom-shape><draw:custom-shape text:anchor-type="paragraph" draw:z-index="11" draw:name="Shape1" draw:style-name="gr2" draw:text-style-name="P102" svg:width="1.006cm" svg:height="0.9cm" svg:x="-0.152cm" svg:y="6.385cm"><text:p text:style-name="P100">P1.2</text:p><draw:enhanced-geometry svg:viewBox="0 0 21600 21600" draw:type="rectangle" draw:enhanced-path="M 0 0 L 21600 0 21600 21600 0 21600 0 0 Z N"/></draw:custom-shape><draw:custom-shape text:anchor-type="paragraph" draw:z-index="12" draw:name="Shape1" draw:style-name="gr2" draw:text-style-name="P102" svg:width="1.006cm" svg:height="0.9cm" svg:x="1.436cm" svg:y="6.412cm"><text:p text:style-name="P100">P1.100</text:p><draw:enhanced-geometry svg:viewBox="0 0 21600 21600" draw:type="rectangle" draw:enhanced-path="M 0 0 L 21600 0 21600 21600 0 21600 0 0 Z N"/></draw:custom-shape><draw:custom-shape text:anchor-type="paragraph" draw:z-index="13" draw:name="Shape1" draw:style-name="gr2" draw:text-style-name="P102" svg:width="1.006cm" svg:height="0.9cm" svg:x="5.457cm" svg:y="6.385cm"><text:p text:style-name="P100">P847.5</text:p><draw:enhanced-geometry svg:viewBox="0 0 21600 21600" draw:type="rectangle" draw:enhanced-path="M 0 0 L 21600 0 21600 21600 0 21600 0 0 Z N"/></draw:custom-shape><draw:custom-shape text:anchor-type="paragraph" draw:z-index="14" draw:name="Shape1" draw:style-name="gr2" draw:text-style-name="P102" svg:width="1.006cm" svg:height="0.9cm" svg:x="3.605cm" svg:y="6.385cm"><text:p text:style-name="P100">P500.98</text:p><draw:enhanced-geometry svg:viewBox="0 0 21600 21600" draw:type="rectangle" draw:enhanced-path="M 0 0 L 21600 0 21600 21600 0 21600 0 0 Z N"/></draw:custom-shape><draw:custom-shape text:anchor-type="paragraph" draw:z-index="15" draw:name="Shape1" draw:style-name="gr1" draw:text-style-name="P101" svg:width="1.615cm" svg:height="0.9cm" svg:x="2.653cm" svg:y="4.75cm"><text:p text:style-name="P100">P500</text:p><draw:enhanced-geometry svg:viewBox="0 0 21600 21600" draw:type="rectangle" draw:enhanced-path="M 0 0 L 21600 0 21600 21600 0 21600 0 0 Z N"/></draw:custom-shape><draw:custom-shape text:anchor-type="paragraph" draw:z-index="16" draw:name="Shape1" draw:style-name="gr1" draw:text-style-name="P101" svg:width="1.615cm" svg:height="0.9cm" svg:x="13.421cm" svg:y="4.613cm"><text:p text:style-name="P100">P1205</text:p><draw:enhanced-geometry svg:viewBox="0 0 21600 21600" draw:type="rectangle" draw:enhanced-path="M 0 0 L 21600 0 21600 21600 0 21600 0 0 Z N"/></draw:custom-shape><draw:custom-shape text:anchor-type="paragraph" draw:z-index="17" draw:name="Shape1" draw:style-name="gr2" draw:text-style-name="P102" svg:width="1.006cm" svg:height="0.9cm" svg:x="13.765cm" svg:y="6.316cm"><text:p text:style-name="P100">P1205.2</text:p><draw:enhanced-geometry svg:viewBox="0 0 21600 21600" draw:type="rectangle" draw:enhanced-path="M 0 0 L 21600 0 21600 21600 0 21600 0 0 Z N"/></draw:custom-shape><draw:line text:anchor-type="paragraph" draw:z-index="18" draw:name="Shape3" draw:style-name="gr3" draw:text-style-name="P100" svg:x1="1.304cm" svg:y1="3.459cm" svg:x2="1.357cm" svg:y2="4.909cm"><text:p/></draw:line><draw:line text:anchor-type="paragraph" draw:z-index="19" draw:name="Shape4" draw:style-name="gr3" draw:text-style-name="P100" svg:x1="1.304cm" svg:y1="3.459cm" svg:x2="3.024cm" svg:y2="4.75cm"><text:p/></draw:line><draw:line text:anchor-type="paragraph" draw:z-index="20" draw:name="Shape2" draw:style-name="gr3" draw:text-style-name="P100" svg:x1="-0.178cm" svg:y1="4.798cm" svg:x2="1.277cm" svg:y2="3.459cm"><text:p/></draw:line><draw:line text:anchor-type="paragraph" draw:z-index="21" draw:name="Shape5" draw:style-name="gr3" draw:text-style-name="P100" svg:x1="1.356cm" svg:y1="3.459cm" svg:x2="5.272cm" svg:y2="4.718cm"><text:p/></draw:line><draw:line text:anchor-type="paragraph" draw:z-index="22" draw:name="Shape6" draw:style-name="gr3" draw:text-style-name="P100" svg:x1="1.356cm" svg:y1="3.459cm" svg:x2="7.071cm" svg:y2="4.666cm"><text:p/></draw:line><draw:line text:anchor-type="paragraph" draw:z-index="23" draw:name="Shape7" draw:style-name="gr3" draw:text-style-name="P100" svg:x1="3.288cm" svg:y1="5.65cm" svg:x2="4.029cm" svg:y2="6.386cm"><text:p/></draw:line><draw:line text:anchor-type="paragraph" draw:z-index="24" draw:name="Shape8" draw:style-name="gr3" draw:text-style-name="P100" svg:x1="5.193cm" svg:y1="5.618cm" svg:x2="5.696cm" svg:y2="6.385cm"><text:p/></draw:line><draw:line text:anchor-type="paragraph" draw:z-index="25" draw:name="Shape9" draw:style-name="gr3" draw:text-style-name="P100" svg:x1="-0.786cm" svg:y1="5.697cm" svg:x2="-0.945cm" svg:y2="6.496cm"><text:p/></draw:line><draw:line text:anchor-type="paragraph" draw:z-index="26" draw:name="Shape10" draw:style-name="gr3" draw:text-style-name="P100" svg:x1="-0.787cm" svg:y1="5.697cm" svg:x2="0.271cm" svg:y2="6.385cm"><text:p/></draw:line><draw:line text:anchor-type="paragraph" draw:z-index="27" draw:name="Shape11" draw:style-name="gr3" draw:text-style-name="P100" svg:x1="-0.787cm" svg:y1="5.697cm" svg:x2="1.938cm" svg:y2="6.411cm"><text:p/></draw:line><draw:line text:anchor-type="paragraph" draw:z-index="28" draw:name="Shape12" draw:style-name="gr3" draw:text-style-name="P100" svg:x1="1.356cm" svg:y1="3.459cm" svg:x2="3.87cm" svg:y2="4.666cm"><text:p/></draw:line><draw:line text:anchor-type="paragraph" draw:z-index="29" draw:name="Shape13" draw:style-name="gr3" draw:text-style-name="P100" svg:x1="1.356cm" svg:y1="3.459cm" svg:x2="5.272cm" svg:y2="4.539cm"><text:p/></draw:line><draw:line text:anchor-type="paragraph" draw:z-index="30" draw:name="Shape14" draw:style-name="gr3" draw:text-style-name="P100" svg:x1="10.141cm" svg:y1="4.613cm" svg:x2="11.887cm" svg:y2="4.015cm"><text:p/></draw:line><draw:line text:anchor-type="paragraph" draw:z-index="31" draw:name="Shape15" draw:style-name="gr3" draw:text-style-name="P100" svg:x1="1.277cm" svg:y1="3.459cm" svg:x2="2.335cm" svg:y2="4.75cm"><text:p/></draw:line><draw:line text:anchor-type="paragraph" draw:z-index="32" draw:name="Shape16" draw:style-name="gr3" draw:text-style-name="P100" svg:x1="11.887cm" svg:y1="4.56cm" svg:x2="11.887cm" svg:y2="4.015cm"><text:p/></draw:line><draw:line text:anchor-type="paragraph" draw:z-index="33" draw:name="Shape17" draw:style-name="gr3" draw:text-style-name="P100" svg:x1="11.887cm" svg:y1="4.015cm" svg:x2="14.11cm" svg:y2="4.613cm"><text:p/></draw:line><draw:line text:anchor-type="paragraph" draw:z-index="34" draw:name="Shape18" draw:style-name="gr3" draw:text-style-name="P100" svg:x1="11.887cm" svg:y1="4.015cm" svg:x2="12.337cm" svg:y2="4.301cm"><text:p/></draw:line><draw:line text:anchor-type="paragraph" draw:z-index="35" draw:name="Shape19" draw:style-name="gr3" draw:text-style-name="P100" svg:x1="11.887cm" svg:y1="4.015cm" svg:x2="15.221cm" svg:y2="4.512cm"><text:p/></draw:line><draw:line text:anchor-type="paragraph" draw:z-index="36" draw:name="Shape20" draw:style-name="gr3" draw:text-style-name="P100" svg:x1="11.887cm" svg:y1="4.015cm" svg:x2="16.835cm" svg:y2="4.56cm"><text:p/></draw:line><draw:line text:anchor-type="paragraph" draw:z-index="37" draw:name="Shape21" draw:style-name="gr3" draw:text-style-name="P100" svg:x1="14.083cm" svg:y1="6.47cm" svg:x2="14.03cm" svg:y2="5.512cm"><text:p/></draw:line><draw:line text:anchor-type="paragraph" draw:z-index="38" draw:name="Shape22" draw:style-name="gr3" draw:text-style-name="P100" svg:x1="-0.787cm" svg:y1="5.697cm" svg:x2="0.536cm" svg:y2="6.258cm"><text:p/></draw:line><draw:line text:anchor-type="paragraph" draw:z-index="39" draw:name="Shape23" draw:style-name="gr3" draw:text-style-name="P100" svg:x1="7.151cm" svg:y1="1.84cm" svg:x2="1.436cm" svg:y2="2.56cm"><text:p/></draw:line><draw:line text:anchor-type="paragraph" draw:z-index="40" draw:name="Shape24" draw:style-name="gr3" draw:text-style-name="P100" svg:x1="7.151cm" svg:y1="1.84cm" svg:x2="12.178cm" svg:y2="3.115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/>
      <text:p text:style-name="P26"/>
      <text:p text:style-name="P1"><text:span text:style-name="T2">T1: <text:tab/><text:tab/>IS</text:span><text:span text:style-name="T3">1</text:span><text:span text:style-name="T2">(DB), <text:s/>IS</text:span><text:span text:style-name="T3">1</text:span><text:span text:style-name="T2">(R1), <text:s/>IS</text:span><text:span text:style-name="T3">1</text:span><text:span text:style-name="T2">(P847), <text:s/>S1(P847.5)</text:span></text:p>
      <text:p text:style-name="P19"/>
      <text:p text:style-name="P20">T2:<text:tab/><text:tab/>IS2(DB), <text:s/>S2(R1)</text:p>
      <text:p text:style-name="P25">ή <text:span text:style-name="T27">εναλλακτικά</text:span>, γίνεται κλιμάκωση κλειδώματος, κατά την οποία κλειδώνεται η R1 με IS-lock, και οι σελίδες P1, ..., P1000, με S-lock.</text:p>
      <text:p text:style-name="P21"/>
      <text:p text:style-name="P2"><text:span text:style-name="T2">T3:<text:tab/><text:tab/>IS3(DB), <text:s/>IS3(R1), <text:s/>IS3(P500), <text:s/>S3(P500.98), <text:s/>S3(P500.9</text:span><text:span text:style-name="T4">9</text:span><text:span text:style-name="T2">), <text:s/>S3(P500.</text:span><text:span text:style-name="T4">100</text:span><text:span text:style-name="T2">), <text:s/><text:tab/><text:tab/><text:tab/>S3(P501), <text:s/>S3(P502), <text:s/>... , <text:s/>S3(P1000), <text:s/>IS3(R2), S3(P1001), <text:s/>S3(P1002), <text:s/>... , <text:s/><text:tab/><text:tab/><text:tab/>S3(P1204), <text:s/>IS3(P1205), <text:s/>S3(P1205.2)</text:span></text:p>
      <text:p text:style-name="P19"/>
      <text:p text:style-name="P3"><text:span text:style-name="T2">T4:<text:tab/><text:tab/></text:span><text:span text:style-name="T4">SIX4(DB), <text:s/>SIX4(R1), <text:s/></text:span><text:span text:style-name="T6">S(P1), <text:s/>S(P2), <text:s/>... , <text:s/>S(P1000), ...</text:span></text:p>
      <text:p text:style-name="P15"><text:span text:style-name="T18">Ε</text:span>άν η συνθήκη <text:span text:style-name="T27">ισχύει</text:span> για <text:span text:style-name="T18">κάποιες από τις σελίδες του R1, αυτές κλειδώνονται με X-lock</text:span>.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4"><text:span text:style-name="T2">(</text:span><text:span text:style-name="T5">β)</text:span></text:p>
      <text:p text:style-name="P22">R1(1007.35) R1(1008.12) R2(1007.35) W1(1008.12) R2(1007.42) W2(1007.42) W1(1007.35) W1(1008.17) C2 C1</text:p>
      <text:p text:style-name="P22"/>
      <text:p text:style-name="P24">T1: <text:span text:style-name="T10">R1(1007.35) R1(1008.12) W1(1008.12) W1(1007.35) W1(1008.17)</text:span></text:p>
      <text:p text:style-name="P24">T2: <text:span text:style-name="T10">R2(1007.35) R2(1007.42) W2(1007.42)</text:span>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55">DB</text:p>
          </table:table-cell>
          <table:table-cell table:style-name="Table1.A1" office:value-type="string">
            <text:p text:style-name="P55">R2</text:p>
          </table:table-cell>
          <table:table-cell table:style-name="Table1.A1" office:value-type="string">
            <text:p text:style-name="P55">1007</text:p>
          </table:table-cell>
          <table:table-cell table:style-name="Table1.A1" office:value-type="string">
            <text:p text:style-name="P52">1007.35</text:p>
          </table:table-cell>
          <table:table-cell table:style-name="Table1.A1" office:value-type="string">
            <text:p text:style-name="P55">1007.42</text:p>
          </table:table-cell>
          <table:table-cell table:style-name="Table1.A1" office:value-type="string">
            <text:p text:style-name="P55">1008</text:p>
          </table:table-cell>
          <table:table-cell table:style-name="Table1.A1" office:value-type="string">
            <text:p text:style-name="P52">1008.12</text:p>
          </table:table-cell>
          <table:table-cell table:style-name="Table1.I1" office:value-type="string">
            <text:p text:style-name="P52">1008.17</text:p>
          </table:table-cell>
        </table:table-row>
        <table:table-row>
          <table:table-cell table:style-name="Table1.A2" office:value-type="string">
            <text:p text:style-name="P70">T1</text:p>
          </table:table-cell>
          <table:table-cell table:style-name="Table1.A2" office:value-type="string">
            <text:p text:style-name="P87">IS</text:p>
          </table:table-cell>
          <table:table-cell table:style-name="Table1.A2" office:value-type="string">
            <text:p text:style-name="P87">IS</text:p>
          </table:table-cell>
          <table:table-cell table:style-name="Table1.A2" office:value-type="string">
            <text:p text:style-name="P87">IS</text:p>
          </table:table-cell>
          <table:table-cell table:style-name="Table1.A2" office:value-type="string">
            <text:p text:style-name="P84">S</text:p>
          </table:table-cell>
          <table:table-cell table:style-name="Table1.A2" office:value-type="string">
            <text:p text:style-name="P84"/>
          </table:table-cell>
          <table:table-cell table:style-name="Table1.A2" office:value-type="string">
            <text:p text:style-name="P90">IX</text:p>
          </table:table-cell>
          <table:table-cell table:style-name="Table1.A2" office:value-type="string">
            <text:p text:style-name="P84">X</text:p>
          </table:table-cell>
          <table:table-cell table:style-name="Table1.I2" office:value-type="string">
            <text:p text:style-name="P76"/>
          </table:table-cell>
        </table:table-row>
        <table:table-row>
          <table:table-cell table:style-name="Table1.A2" office:value-type="string">
            <text:p text:style-name="P73">T2</text:p>
          </table:table-cell>
          <table:table-cell table:style-name="Table1.A2" office:value-type="string">
            <text:p text:style-name="P96">IS</text:p>
          </table:table-cell>
          <table:table-cell table:style-name="Table1.A2" office:value-type="string">
            <text:p text:style-name="P96">IS</text:p>
          </table:table-cell>
          <table:table-cell table:style-name="Table1.A2" office:value-type="string">
            <text:p text:style-name="P96">IS</text:p>
          </table:table-cell>
          <table:table-cell table:style-name="Table1.A2" office:value-type="string">
            <text:p text:style-name="P84">S</text:p>
          </table:table-cell>
          <table:table-cell table:style-name="Table1.A2" office:value-type="string">
            <text:p text:style-name="P93">X</text:p>
          </table:table-cell>
          <table:table-cell table:style-name="Table1.A2" office:value-type="string">
            <text:p text:style-name="P81"/>
          </table:table-cell>
          <table:table-cell table:style-name="Table1.A2" office:value-type="string">
            <text:p text:style-name="P81"/>
          </table:table-cell>
          <table:table-cell table:style-name="Table1.I2" office:value-type="string">
            <text:p text:style-name="P78"/>
          </table:table-cell>
        </table:table-row>
      </table:table>
      <text:p text:style-name="P42"/>
      <text:p text:style-name="P42">-<text:span text:style-name="T11">Αρχικά κλειδώνω με S-lock, γνωρίζοντας, ότι στη συνέχεια ο πόρος θα χρησιμοποιηθεί από την T2. (Γι’ αυτό και δεν βάζω X-lock, μιας και υπάρχει W1(1007.35))</text:span></text:p>
      <text:p text:style-name="P42"/>
      <text:p text:style-name="P51"><text:tab/><text:span text:style-name="Source_20_Text"><text:span text:style-name="T17">output</text:span></text:span><text:span text:style-name="T16">: IS1(DB) IS1(R2) IS1(1007) S1(1007.35) R1(1007.35)</text:span></text:p>
      <text:p text:style-name="P42"/>
      <text:p text:style-name="P42">-<text:span text:style-name="T12">Στη συνέχεια κλειδώνω με X-lock, επειδή η T1 θα χρειαστεί τον πόρο για γράψιμο.</text:span></text:p>
      <text:p text:style-name="P42"/>
      <text:p text:style-name="P60"><text:tab/><text:span text:style-name="Source_20_Text"><text:span text:style-name="T17">output</text:span></text:span><text:span text:style-name="T16">: IS1(DB) IS1(R2) IS1(1007) S1(1007.35) R1(1007.35) IX1(1008) X1(1008.12) <text:tab/><text:tab/><text:tab/>R1(1008.12)</text:span></text:p>
      <text:p text:style-name="P43"/>
      <text:p text:style-name="P43">-<text:span text:style-name="T13">O πόρος 1007.35, έχει κλειδωθεί με S-lock κλειδαριά. Μπορώ να έχω πολλές τέτοιες κλειδαριές μαζί. Το ίδιο ισχύει για τα IS-locks.</text:span></text:p>
      <text:p text:style-name="P43"/>
      <text:p text:style-name="P61"><text:tab/><text:span text:style-name="Source_20_Text"><text:span text:style-name="T17">output</text:span></text:span><text:span text:style-name="T16">: IS1(DB) IS1(R2) IS1(1007) S1(1007.35) R1(1007.35) IX1(1008) X1(1008.12) <text:tab/><text:tab/><text:tab/>R1(1008.12) IS2(DB) IS2(R2) IS2(1007) S2(1007.35) R2(1007.35)</text:span></text:p>
      <text:p text:style-name="P43"/>
      <text:p text:style-name="P44">-Έχω ήδη κλειδώσει για την T1 τον πόρο 1008.12, με X-lock, οπότε δε χρειάζεται ξανά.</text:p>
      <text:p text:style-name="P44"/>
      <text:p text:style-name="P46"><text:tab/><text:span text:style-name="Source_20_Text"><text:span text:style-name="T17">output</text:span></text:span><text:span text:style-name="T16">: IS1(DB) IS1(R2) IS1(1007) S1(1007.35) R1(1007.35) IX1(1008) X1(1008.12) <text:tab/><text:tab/><text:tab/>R1(1008.12) IS2(DB) IS2(R2) IS2(1007) S2(1007.35) R2(1007.35) </text:span>W1(1008.12)</text:p>
      <text:p text:style-name="P45"/>
      <text:p text:style-name="P45">-<text:span text:style-name="T14">Γνωρίζω ότι για τον πόρο 1007.42, γίνεται από την Τ2 και διάβασμα και γράψιμο στη συνέχεια άρα κλειδώνω με X, SIX locks. Δεν υφίσταται σύγκρουση μεταξύ IS, και SIX locks.</text:span></text:p>
      <text:p text:style-name="P45"/>
      <text:p text:style-name="P47"><text:tab/><text:span text:style-name="Source_20_Text"><text:span text:style-name="T17">output</text:span></text:span><text:span text:style-name="T16">: IS1(DB) IS1(R2) IS1(1007) S1(1007.35) R1(1007.35) IX1(1008) X1(1008.12) <text:tab/><text:tab/><text:tab/>R1(1008.12) IS2(DB) IS2(R2) IS2(1007) S2(1007.35) R2(1007.35) </text:span>W1(1008.12) <text:tab/><text:tab/><text:span text:style-name="T21">SIX2(DB) SIX2(R2) IX2(1007) SIX2(1007.42) R2(1007.42)</text:span></text:p>
      <text:p text:style-name="P46"/>
      <text:p text:style-name="P62">Ο πίνακας γίνεται:</text:p>
      <text:p text:style-name="P6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68"/>
          </table:table-cell>
          <table:table-cell table:style-name="Table3.A1" office:value-type="string">
            <text:p text:style-name="P56">DB</text:p>
          </table:table-cell>
          <table:table-cell table:style-name="Table3.A1" office:value-type="string">
            <text:p text:style-name="P56">R2</text:p>
          </table:table-cell>
          <table:table-cell table:style-name="Table3.A1" office:value-type="string">
            <text:p text:style-name="P56">1007</text:p>
          </table:table-cell>
          <table:table-cell table:style-name="Table3.A1" office:value-type="string">
            <text:p text:style-name="P53">1007.35</text:p>
          </table:table-cell>
          <table:table-cell table:style-name="Table3.A1" office:value-type="string">
            <text:p text:style-name="P56">1007.42</text:p>
          </table:table-cell>
          <table:table-cell table:style-name="Table3.A1" office:value-type="string">
            <text:p text:style-name="P56">1008</text:p>
          </table:table-cell>
          <table:table-cell table:style-name="Table3.A1" office:value-type="string">
            <text:p text:style-name="P53">1008.12</text:p>
          </table:table-cell>
          <table:table-cell table:style-name="Table3.I1" office:value-type="string">
            <text:p text:style-name="P53">1008.17</text:p>
          </table:table-cell>
        </table:table-row>
        <table:table-row>
          <table:table-cell table:style-name="Table3.A2" office:value-type="string">
            <text:p text:style-name="P71">T1</text:p>
          </table:table-cell>
          <table:table-cell table:style-name="Table3.A2" office:value-type="string">
            <text:p text:style-name="P88">IS</text:p>
          </table:table-cell>
          <table:table-cell table:style-name="Table3.A2" office:value-type="string">
            <text:p text:style-name="P88">IS</text:p>
          </table:table-cell>
          <table:table-cell table:style-name="Table3.A2" office:value-type="string">
            <text:p text:style-name="P88">IS</text:p>
          </table:table-cell>
          <table:table-cell table:style-name="Table3.A2" office:value-type="string">
            <text:p text:style-name="P85">S</text:p>
          </table:table-cell>
          <table:table-cell table:style-name="Table3.A2" office:value-type="string">
            <text:p text:style-name="P85"/>
          </table:table-cell>
          <table:table-cell table:style-name="Table3.A2" office:value-type="string">
            <text:p text:style-name="P91">IX</text:p>
          </table:table-cell>
          <table:table-cell table:style-name="Table3.A2" office:value-type="string">
            <text:p text:style-name="P85">X</text:p>
          </table:table-cell>
          <table:table-cell table:style-name="Table3.I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4">T2</text:p>
          </table:table-cell>
          <table:table-cell table:style-name="Table3.A2" office:value-type="string">
            <text:p text:style-name="P97">SIX</text:p>
          </table:table-cell>
          <table:table-cell table:style-name="Table3.A2" office:value-type="string">
            <text:p text:style-name="P97">SIX</text:p>
          </table:table-cell>
          <table:table-cell table:style-name="Table3.A2" office:value-type="string">
            <text:p text:style-name="P97">SIX</text:p>
          </table:table-cell>
          <table:table-cell table:style-name="Table3.A2" office:value-type="string">
            <text:p text:style-name="P85">S</text:p>
          </table:table-cell>
          <table:table-cell table:style-name="Table3.A2" office:value-type="string">
            <text:p text:style-name="P94">X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82"/>
          </table:table-cell>
          <table:table-cell table:style-name="Table3.I2" office:value-type="string">
            <text:p text:style-name="P79"/>
          </table:table-cell>
        </table:table-row>
      </table:table>
      <text:p text:style-name="P49"/>
      <text:p text:style-name="P49"/>
      <text:p text:style-name="P48">-Στη συνέχεια γίνεται και <text:span text:style-name="T24">η εγγραφή</text:span>.</text:p>
      <text:p text:style-name="P48"/>
      <text:p text:style-name="P49"><text:soft-page-break/><text:tab/><text:span text:style-name="Source_20_Text"><text:span text:style-name="T17">output</text:span></text:span><text:span text:style-name="T16">: IS1(DB) IS1(R2) IS1(1007) S1(1007.35) R1(1007.35) IX1(1008) X1(1008.12) <text:tab/><text:tab/><text:tab/>R1(1008.12) IS2(DB) IS2(R2) IS2(1007) S2(1007.35) R2(1007.35) W1(1008.12) <text:tab/><text:tab/>SIX2(DB) SIX2(R2) IX2(1007) SIX2(1007.42) R2(1007.42)</text:span> W2(1007.42)</text:p>
      <text:p text:style-name="P43"/>
      <text:p text:style-name="P43">-<text:span text:style-name="T22">Για τον πόρο 1007.35, δεν μπορώ απλά να κλειδώσω με X-lock, γιατί θα υπάρξουν συγκρούσεις. Επομένως αρχικά γίνονται τα unlocks για την T1. Συγκεκριμένα, με εμποδίζουν τα SIX-locks, τα οποία θα χρειαστούν να γίνουν αμέσως όλα τα unlocks.</text:span></text:p>
      <text:p text:style-name="P43"/>
      <text:p text:style-name="P63"><text:tab/><text:span text:style-name="Source_20_Text"><text:span text:style-name="T17">output</text:span></text:span><text:span text:style-name="T16">: IS1(DB) IS1(R2) IS1(1007) S1(1007.35) R1(1007.35) IX1(1008) X1(1008.12) <text:tab/><text:tab/><text:tab/>R1(1008.12) IS2(DB) IS2(R2) IS2(1007) S2(1007.35) R2(1007.35) W1(1008.12) <text:tab/><text:tab/>SIX2(DB) SIX2(R2) IX2(1007) SIX2(1007.42) R2(1007.42) W2(1007.42) <text:tab/><text:tab/><text:tab/>U2(1007.35) U2(1007.42) U2(1007) U2(R2) U2(DB)</text:span></text:p>
      <text:p text:style-name="P59"/>
      <text:p text:style-name="P59">Ο πίνακας γίνεται:</text:p>
      <text:p text:style-name="P6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69"/>
          </table:table-cell>
          <table:table-cell table:style-name="Table2.A1" office:value-type="string">
            <text:p text:style-name="P57">DB</text:p>
          </table:table-cell>
          <table:table-cell table:style-name="Table2.A1" office:value-type="string">
            <text:p text:style-name="P57">R2</text:p>
          </table:table-cell>
          <table:table-cell table:style-name="Table2.A1" office:value-type="string">
            <text:p text:style-name="P57">1007</text:p>
          </table:table-cell>
          <table:table-cell table:style-name="Table2.A1" office:value-type="string">
            <text:p text:style-name="P54">1007.35</text:p>
          </table:table-cell>
          <table:table-cell table:style-name="Table2.A1" office:value-type="string">
            <text:p text:style-name="P57">1007.42</text:p>
          </table:table-cell>
          <table:table-cell table:style-name="Table2.A1" office:value-type="string">
            <text:p text:style-name="P57">1008</text:p>
          </table:table-cell>
          <table:table-cell table:style-name="Table2.A1" office:value-type="string">
            <text:p text:style-name="P54">1008.12</text:p>
          </table:table-cell>
          <table:table-cell table:style-name="Table2.I1" office:value-type="string">
            <text:p text:style-name="P54">1008.17</text:p>
          </table:table-cell>
        </table:table-row>
        <table:table-row>
          <table:table-cell table:style-name="Table2.A2" office:value-type="string">
            <text:p text:style-name="P72">T1</text:p>
          </table:table-cell>
          <table:table-cell table:style-name="Table2.A2" office:value-type="string">
            <text:p text:style-name="P89">I<text:span text:style-name="T23">X</text:span></text:p>
          </table:table-cell>
          <table:table-cell table:style-name="Table2.A2" office:value-type="string">
            <text:p text:style-name="P89">I<text:span text:style-name="T23">X</text:span></text:p>
          </table:table-cell>
          <table:table-cell table:style-name="Table2.A2" office:value-type="string">
            <text:p text:style-name="P89">I<text:span text:style-name="T23">X</text:span></text:p>
          </table:table-cell>
          <table:table-cell table:style-name="Table2.A2" office:value-type="string">
            <text:p text:style-name="P99">X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92">IX</text:p>
          </table:table-cell>
          <table:table-cell table:style-name="Table2.A2" office:value-type="string">
            <text:p text:style-name="P86">X</text:p>
          </table:table-cell>
          <table:table-cell table:style-name="Table2.I2" office:value-type="string">
            <text:p text:style-name="P99">X</text:p>
          </table:table-cell>
        </table:table-row>
        <table:table-row>
          <table:table-cell table:style-name="Table2.A2" office:value-type="string">
            <text:p text:style-name="P75">T2</text:p>
          </table:table-cell>
          <table:table-cell table:style-name="Table2.A2" office:value-type="string">
            <text:p text:style-name="P98"/>
          </table:table-cell>
          <table:table-cell table:style-name="Table2.A2" office:value-type="string">
            <text:p text:style-name="P98"/>
          </table:table-cell>
          <table:table-cell table:style-name="Table2.A2" office:value-type="string">
            <text:p text:style-name="P98"/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95"/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3"/>
          </table:table-cell>
          <table:table-cell table:style-name="Table2.I2" office:value-type="string">
            <text:p text:style-name="P80"/>
          </table:table-cell>
        </table:table-row>
      </table:table>
      <text:p text:style-name="P64"/>
      <text:p text:style-name="P50">- <text:span text:style-name="T15">Η T1 κλειδώνει τον πόρο 1007.35, για εγγραφή.</text:span></text:p>
      <text:p text:style-name="P50"/>
      <text:p text:style-name="P65"><text:tab/><text:span text:style-name="Source_20_Text"><text:span text:style-name="T17">output</text:span></text:span><text:span text:style-name="T16">: IS1(DB) IS1(R2) IS1(1007) S1(1007.35) R1(1007.35) IX1(1008) X1(1008.12) <text:tab/><text:tab/><text:tab/>R1(1008.12) IS2(DB) IS2(R2) IS2(1007) S2(1007.35) R2(1007.35) W1(1008.12) <text:tab/><text:tab/>SIX2(DB) SIX2(R2) IX2(1007) SIX2(1007.42) R2(1007.42) W2(1007.42) <text:tab/><text:tab/><text:tab/>U2(1007.35) U2(1007.42) U2(1007) U2(R2) U2(DB) IX1(DB) IX1(R2) IX1(1007) <text:tab/><text:tab/>X1(1007.35) W1(1007.35) </text:span></text:p>
      <text:p text:style-name="P50"/>
      <text:p text:style-name="P65">- <text:span text:style-name="T15">Η T1 κλειδώνει τον πόρο 1008.17, για εγγραφή.</text:span></text:p>
      <text:p text:style-name="P50"/>
      <text:p text:style-name="P65"><text:span text:style-name="T11"><text:tab/></text:span><text:span text:style-name="Source_20_Text"><text:span text:style-name="T17">output</text:span></text:span><text:span text:style-name="T11">: IS1(DB) IS1(R2) IS1(1007) S1(1007.35) R1(1007.35) IX1(1008) X1(1008.12) <text:tab/><text:tab/><text:tab/>R1(1008.12) IS2(DB) IS2(R2) IS2(1007) S2(1007.35) R2(1007.35) W1(1008.12) <text:tab/><text:tab/>SIX2(DB) SIX2(R2) IX2(1007) SIX2(1007.42) R2(1007.42) W2(1007.42) <text:tab/><text:tab/><text:tab/>U2(1007.35) U2(1007.42) U2(1007) U2(R2) U2(DB) IX1(DB) IX1(R2) IX1(1007) <text:tab/><text:tab/>X1(1007.35) W1(1007.35) </text:span></text:p>
      <text:p text:style-name="P50"/>
      <text:p text:style-name="P65">-<text:span text:style-name="T15">Τέλος γίνονται τα unlocks και τα commits.</text:span></text:p>
      <text:p text:style-name="P50"/>
      <text:p text:style-name="P65"><text:span text:style-name="T11"><text:tab/></text:span><text:span text:style-name="Source_20_Text"><text:span text:style-name="T17">output</text:span></text:span><text:span text:style-name="T11">: IS1(DB) IS1(R2) IS1(1007) S1(1007.35) R1(1007.35) IX1(1008) X1(1008.12) <text:tab/><text:tab/><text:tab/>R1(1008.12) IS2(DB) IS2(R2) IS2(1007) S2(1007.35) R2(1007.35) W1(1008.12) <text:tab/><text:tab/>SIX2(DB) SIX2(R2) IX2(1007) SIX2(1007.42) R2(1007.42) W2(1007.42) <text:tab/><text:tab/><text:tab/>U2(1007.35) U2(1007.42) U2(1007) U2(R2) U2(DB) IX1(DB) IX1(R2) IX1(1007) <text:tab/><text:tab/>X1(1007.35) W1(1007.35) U1(1008.17) U1(1008.12) U1(1008) U1(1007.35) <text:tab/><text:tab/><text:tab/>U1(1007) U1(R2) U1(DB) C2 C1</text:span></text:p>
      <text:p text:style-name="P50"/>
      <text:p text:style-name="P10">Απάντηση:</text:p>
      <text:p text:style-name="P27"><text:span text:style-name="T25">Ναι</text:span>, μπορεί το <text:span text:style-name="T26">δοθέν </text:span>χρονοπρόγραμμα να έχει προκύψει από simple 2PL scheduler με ιεραρχίες.</text:p>
      <text:p text:style-name="P27"/>
      <text:p text:style-name="P66">(γ)</text:p>
      <text:p text:style-name="P66">Στην περίπτωση αυστηρού 2PL όλα τα unlocks γίνονται ακριβώς <text:span text:style-name="T28">πριν</text:span> γίνει commit. Στο παραπάνω χρονοπρόγραμμα, δε θα μπορούσε να προκύψει αυστηρός 2PL γιατί η στιγμή που γίνονται τα unlocks για την T2, αναγκαστικά πρέπει να διαφέρει από τη στιγμή που γίνει το commit γι’ αυτή.</text:p>
      <text:p text:style-name="P58"><text:soft-page-break/><text:span text:style-name="T19">ΘΕΜΑ </text:span><text:span text:style-name="T20">2</text:span></text:p>
      <text:p text:style-name="P18"/>
      <text:p text:style-name="P28"><draw:path text:anchor-type="paragraph" draw:z-index="62" draw:name="Shape38" draw:style-name="gr11" draw:text-style-name="P100" svg:width="1.51cm" svg:height="0.356cm" draw:transform="rotate (0.165108147238664) translate (2.72655024179783cm 0.390727395302849cm)" svg:viewBox="0 0 1511 357" svg:d="M0 357c2575 0 1079-357 1079-357"><text:p/></draw:path><draw:frame text:anchor-type="paragraph" draw:z-index="67" draw:name="Shape43" draw:style-name="gr14" draw:text-style-name="P104" svg:width="0.556cm" svg:height="0.583cm" svg:x="4.411cm" svg:y="0.161cm"><draw:text-box><text:p><text:span text:style-name="T29">1</text:span></text:p></draw:text-box></draw:frame>1.<text:tab/>trans begin T1</text:p>
      <text:p text:style-name="P28"><draw:path text:anchor-type="paragraph" draw:z-index="63" draw:name="Shape39" draw:style-name="gr11" draw:text-style-name="P100" svg:width="4.923cm" svg:height="2.459cm" draw:transform="rotate (0.0909316540289045) translate (2.78518055555556cm 0.255763888888889cm)" svg:viewBox="0 0 4924 2460" svg:d="M174 2460c10787 1-174-2460-174-2460"><text:p/></draw:path>2.<text:tab/>write T1</text:p>
      <text:p text:style-name="P28"><draw:path text:anchor-type="paragraph" draw:z-index="59" draw:name="Shape35" draw:style-name="gr9" draw:text-style-name="P100" svg:width="1.79cm" svg:height="0.337cm" draw:transform="rotate (0.124441975667196) translate (2.66386235838478cm 0.386121950601442cm)" svg:viewBox="0 0 1791 338" svg:d="M0 338c3200 0 1136-338 1136-338"><text:p/></draw:path><draw:frame text:anchor-type="paragraph" draw:z-index="73" draw:name="Shape49" draw:style-name="gr19" draw:text-style-name="P105" svg:width="0.689cm" svg:height="0.489cm" svg:x="4.729cm" svg:y="0.272cm"><draw:text-box><text:p><text:span text:style-name="T30">3</text:span></text:p></draw:text-box></draw:frame>3.<text:tab/>trans begin T2</text:p>
      <text:p text:style-name="P28"><draw:path text:anchor-type="paragraph" draw:z-index="58" draw:name="Shape34" draw:style-name="gr9" draw:text-style-name="P100" svg:width="6.425cm" svg:height="0.979cm" draw:transform="rotate (0.00925024503556995) translate (2.70580555555555cm 0.234597222222222cm)" svg:viewBox="0 0 6426 980" svg:d="M70 980c14341 0-70-980-70-980"><text:p/></draw:path>4.<text:tab/>write T2</text:p>
      <text:p text:style-name="P28"><draw:frame text:anchor-type="paragraph" draw:z-index="72" draw:name="Shape48" draw:style-name="gr14" draw:text-style-name="P105" svg:width="0.583cm" svg:height="0.583cm" svg:x="9.412cm" svg:y="0.198cm"><draw:text-box><text:p><text:span text:style-name="T30">4</text:span></text:p></draw:text-box></draw:frame>5.<text:tab/>Physical, full system backup</text:p>
      <text:p text:style-name="P28"><draw:path text:anchor-type="paragraph" draw:z-index="57" draw:name="Shape33" draw:style-name="gr9" draw:text-style-name="P100" svg:width="1.419cm" svg:height="0.94cm" draw:transform="rotate (0.335801348083709) translate (2.47524764879326cm 0.357296101602811cm)" svg:viewBox="0 0 1420 941" svg:d="M0 941c2971-1 356-941 356-941"><text:p/></draw:path>6.<text:tab/>write T2</text:p>
      <text:p text:style-name="P28"><draw:frame text:anchor-type="paragraph" draw:z-index="68" draw:name="Shape44" draw:style-name="gr15" draw:text-style-name="P104" svg:width="0.689cm" svg:height="0.556cm" svg:x="5.549cm" svg:y="0.071cm"><draw:text-box><text:p><text:span text:style-name="T29">2</text:span></text:p></draw:text-box></draw:frame><draw:frame text:anchor-type="paragraph" draw:z-index="71" draw:name="Shape47" draw:style-name="gr18" draw:text-style-name="P105" svg:width="0.662cm" svg:height="0.503cm" svg:x="3.803cm" svg:y="0.256cm"><draw:text-box><text:p><text:span text:style-name="T30">6</text:span></text:p></draw:text-box></draw:frame>7.<text:tab/>commit T1</text:p>
      <text:p text:style-name="P28"><draw:path text:anchor-type="paragraph" draw:z-index="56" draw:name="Shape32" draw:style-name="gr9" draw:text-style-name="P100" svg:width="5.125cm" svg:height="3.278cm" draw:transform="rotate (0.119205987911213) translate (2.3952806941139cm 0.318338699383259cm)" svg:viewBox="0 0 5126 3279" svg:d="M0 3279c11299-1 393-3279 393-3279"><text:p/></draw:path>8.<text:tab/>write T2</text:p>
      <text:p text:style-name="P28">9.<text:tab/>start fuzzy ckeckpoint</text:p>
      <text:p text:style-name="P28"><draw:path text:anchor-type="paragraph" draw:z-index="54" draw:name="Shape30" draw:style-name="gr3" draw:text-style-name="P100" svg:width="1.581cm" svg:height="0.299cm" draw:transform="rotate (0.231081592964049) translate (2.71642961665272cm 0.462741061280106cm)" svg:viewBox="0 0 1582 300" svg:d="M0 300c2664 0 1158-300 1158-300"><text:p/></draw:path><draw:frame text:anchor-type="paragraph" draw:z-index="78" draw:name="Shape52" draw:style-name="gr18" draw:text-style-name="P108" svg:width="0.689cm" svg:height="0.503cm" svg:x="4.295cm" svg:y="0.252cm"><draw:text-box><text:p><text:span text:style-name="T32">10</text:span></text:p></draw:text-box></draw:frame>10.<text:tab/>trans begin T3</text:p>
      <text:p text:style-name="P28"><draw:path text:anchor-type="paragraph" draw:z-index="53" draw:name="Shape29" draw:style-name="gr3" draw:text-style-name="P100" svg:width="3.843cm" svg:height="2.948cm" draw:transform="rotate (0.700749694675723) translate (0.909833552215275cm 1.87479344459061cm)" svg:viewBox="0 0 3844 2949" svg:d="M0 2949c6853 1 2453-2949 2453-2949"><text:p/></draw:path><draw:frame text:anchor-type="paragraph" draw:z-index="70" draw:name="Shape46" draw:style-name="gr17" draw:text-style-name="P106" svg:width="0.742cm" svg:height="0.662cm" svg:x="7.772cm" svg:y="0.161cm"><draw:text-box><text:p text:style-name="P100"><text:span text:style-name="T30">8</text:span></text:p></draw:text-box></draw:frame>11.<text:tab/>write T3</text:p>
      <text:p text:style-name="P28"><draw:path text:anchor-type="paragraph" draw:z-index="64" draw:name="Shape40" draw:style-name="gr12" draw:text-style-name="P100" svg:width="3.075cm" svg:height="1.094cm" draw:transform="rotate (-0.010297442586767) translate (2.79645975953042cm 0.218795626236758cm)" svg:viewBox="0 0 3076 1095" svg:d="M1021 0c5159 0-1021 1095-1021 1095"><text:p/></draw:path><draw:frame text:anchor-type="paragraph" draw:z-index="81" draw:name="Shape52" draw:style-name="gr18" draw:text-style-name="P110" svg:width="0.689cm" svg:height="0.503cm" svg:x="5.87cm" svg:y="0.229cm"><draw:text-box><text:p><text:span text:style-name="T34">12</text:span></text:p></draw:text-box></draw:frame>12.<text:tab/>trans begin T4</text:p>
      <text:p text:style-name="P28">13.<text:tab/>end fuzzy ckeckpoint</text:p>
      <text:p text:style-name="P28"><draw:path text:anchor-type="paragraph" draw:z-index="65" draw:name="Shape41" draw:style-name="gr12" draw:text-style-name="P100" svg:width="1.296cm" svg:height="0.948cm" draw:transform="rotate (0.278380015693096) translate (2.86847710105455cm 0.354433420181657cm)" svg:viewBox="0 0 1297 949" svg:d="M0 949c2889 0 51-949 51-949"><text:p/></draw:path><draw:frame text:anchor-type="paragraph" draw:z-index="80" draw:name="Shape52" draw:style-name="gr18" draw:text-style-name="P110" svg:width="0.689cm" svg:height="0.503cm" svg:x="5.42cm" svg:y="0.34cm"><draw:text-box><text:p><text:span text:style-name="T34">14</text:span></text:p></draw:text-box></draw:frame>14.<text:tab/>write T4</text:p>
      <text:p text:style-name="P28"><draw:path text:anchor-type="paragraph" draw:z-index="55" draw:name="Shape31" draw:style-name="gr9" draw:text-style-name="P100" svg:width="4.233cm" svg:height="3.032cm" draw:transform="rotate (0.49864056729478) translate (1.36096465950853cm 0.973096154302911cm)" svg:viewBox="0 0 4234 3033" svg:d="M0 3033c8465 1 1622-3033 1622-3033"><text:p/></draw:path>15.<text:tab/>write T2</text:p>
      <text:p text:style-name="P28"><draw:frame text:anchor-type="paragraph" draw:z-index="69" draw:name="Shape45" draw:style-name="gr16" draw:text-style-name="P105" svg:width="0.579cm" svg:height="0.609cm" svg:x="6.108cm" svg:y="0.372cm"><draw:text-box><text:p><text:span text:style-name="T30">15</text:span></text:p></draw:text-box></draw:frame><draw:frame text:anchor-type="paragraph" draw:z-index="77" draw:name="Shape52" draw:style-name="gr18" draw:text-style-name="P108" svg:width="0.689cm" svg:height="0.503cm" svg:x="4.311cm" svg:y="0.229cm"><draw:text-box><text:p><text:span text:style-name="T32">11</text:span></text:p></draw:text-box></draw:frame>16.<text:tab/>commit T4</text:p>
      <text:p text:style-name="P28"><draw:path text:anchor-type="paragraph" draw:z-index="66" draw:name="Shape42" draw:style-name="gr13" draw:text-style-name="P100" svg:width="1.445cm" svg:height="0.521cm" draw:transform="rotate (0.085870199198121) translate (2.74038227197218cm 0.290974120243057cm)" svg:viewBox="0 0 1446 522" svg:d="M0 522c2470 0 1028-522 1028-522"><text:p/></draw:path><draw:frame text:anchor-type="paragraph" draw:z-index="79" draw:name="Shape52" draw:style-name="gr18" draw:text-style-name="P109" svg:width="0.689cm" svg:height="0.503cm" svg:x="4.207cm" svg:y="0.478cm"><draw:text-box><text:p><text:span text:style-name="T33">17</text:span></text:p></draw:text-box></draw:frame>17.<text:tab/>trans begin T5</text:p>
      <text:p text:style-name="P28">18.<text:tab/>write T5</text:p>
      <text:p text:style-name="P28"><draw:path text:anchor-type="paragraph" draw:z-index="52" draw:name="Shape28" draw:style-name="gr3" draw:text-style-name="P100" svg:width="2.352cm" svg:height="1.773cm" draw:transform="rotate (0.436332312998582) translate (2.06171329759387cm 0.58429326848949cm)" svg:viewBox="0 0 2353 1774" svg:d="M0 1774c4758 1 827-1774 827-1774"><text:p/></draw:path>19.<text:tab/>write T3</text:p>
      <text:p text:style-name="P28"><draw:path text:anchor-type="paragraph" draw:z-index="61" draw:name="Shape37" draw:style-name="gr10" draw:text-style-name="P100" svg:width="1.587cm" svg:height="0.375cm" draw:transform="rotate (0.163886416762268) translate (2.72377842000905cm 0.404808708318717cm)" svg:viewBox="0 0 1588 376" svg:d="M0 376c2735 0 1108-376 1108-376"><text:p/></draw:path>20.<text:tab/>trans begin T6</text:p>
      <text:p text:style-name="P28"><draw:path text:anchor-type="paragraph" draw:z-index="60" draw:name="Shape36" draw:style-name="gr10" draw:text-style-name="P100" svg:width="1.569cm" svg:height="1.119cm" draw:transform="rotate (1.11805791882757) translate (2.14833800528157cm 1.60200412921529cm)" svg:viewBox="0 0 1570 1120" svg:d="M0 1120c2177 0 1456-1120 1456-1120"><text:p/></draw:path><draw:frame text:anchor-type="paragraph" draw:z-index="75" draw:name="Shape51" draw:style-name="gr15" draw:text-style-name="P107" svg:width="0.641cm" svg:height="0.556cm" svg:x="4.327cm" svg:y="0.028cm"><draw:text-box><text:p><text:span text:style-name="T31">20</text:span></text:p></draw:text-box></draw:frame>21.<text:tab/>write T6</text:p>
      <text:p text:style-name="P28"><draw:frame text:anchor-type="paragraph" draw:z-index="76" draw:name="Shape52" draw:style-name="gr18" draw:text-style-name="P108" svg:width="0.689cm" svg:height="0.503cm" svg:x="3.829cm" svg:y="0.229cm"><draw:text-box><text:p><text:span text:style-name="T32">19</text:span></text:p></draw:text-box></draw:frame>22.<text:tab/>write T2</text:p>
      <text:p text:style-name="P28"><draw:frame text:anchor-type="paragraph" draw:z-index="74" draw:name="Shape50" draw:style-name="gr17" draw:text-style-name="P107" svg:width="0.727cm" svg:height="0.662cm" svg:x="3.5cm" svg:y="0.245cm"><draw:text-box><text:p><text:span text:style-name="T31">21</text:span></text:p></draw:text-box></draw:frame>23.<text:tab/>abort T3</text:p>
      <text:p text:style-name="P28">24. ...</text:p>
      <text:p text:style-name="P6"><text:span text:style-name="T7">XX</text:span><text:span text:style-name="T2">.<text:tab/>commit T6</text:span></text:p>
      <text:p text:style-name="P28">crash – end of log</text:p>
      <text:p text:style-name="P29">XX+1.<text:tab/></text:p>
      <text:p text:style-name="P29">XX+2. </text:p>
      <text:p text:style-name="P29"/>
      <text:p text:style-name="P29"/>
      <text:p text:style-name="P29"><draw:frame draw:style-name="fr1" draw:name="Frame1" text:anchor-type="paragraph" svg:x="0.917cm" svg:y="8.548cm" svg:width="15.191cm" draw:z-index="41"><draw:text-box fo:min-height="0.18cm"><text:p text:style-name="Caption"><draw:line text:anchor-type="paragraph" draw:z-index="42" draw:name="Shape25" draw:style-name="gr4" draw:text-style-name="P102" svg:x1="0.002cm" svg:y1="0cm" svg:x2="15.189cm" svg:y2="0.053cm"><text:p/></draw:line>1 <text:s/>2 <text:s text:c="2"/>3 <text:s text:c="2"/>4 <text:s text:c="2"/>5 <text:s text:c="2"/>6 <text:s text:c="2"/>7 <text:s text:c="2"/>8 <text:s text:c="2"/>9 <text:s text:c="2"/>10 <text:s/>11 <text:s/>12 <text:s/>13 <text:s/>14 <text:s/>15 <text:s/>16 <text:s/>17 <text:s/>18 <text:s/>19 <text:s/>20 <text:s/>21 <text:s/>22 <text:s/>23 <text:s/>24</text:p></draw:text-box></draw:frame></text:p>
      <text:p text:style-name="P29"><draw:line text:anchor-type="paragraph" draw:z-index="43" draw:name="Shape26" draw:style-name="gr5" draw:text-style-name="P100" svg:x1="5.258cm" svg:y1="0.203cm" svg:x2="5.205cm" svg:y2="8.326cm"><text:p/></draw:line><draw:line text:anchor-type="paragraph" draw:z-index="44" draw:name="Shape26" draw:style-name="gr5" draw:text-style-name="P100" svg:x1="7.772cm" svg:y1="0.203cm" svg:x2="7.719cm" svg:y2="8.326cm"><text:p/></draw:line><draw:line text:anchor-type="paragraph" draw:z-index="45" draw:name="Shape26" draw:style-name="gr6" draw:text-style-name="P100" svg:x1="3.115cm" svg:y1="0.176cm" svg:x2="3.062cm" svg:y2="8.299cm"><text:p/></draw:line></text:p>
      <text:p text:style-name="P29"><draw:line text:anchor-type="paragraph" draw:z-index="82" draw:name="Shape26" draw:style-name="gr20" draw:text-style-name="P100" svg:x1="15.591cm" svg:y1="0.148cm" svg:x2="15.538cm" svg:y2="8.271cm"><text:p/></draw:line></text:p>
      <text:p text:style-name="P30"><draw:line text:anchor-type="paragraph" draw:z-index="46" draw:name="Shape27" draw:style-name="gr7" draw:text-style-name="P100" svg:x1="1.263cm" svg:y1="0.314cm" svg:x2="4.306cm" svg:y2="0.314cm"><text:p/></draw:line>T1 <text:s text:c="3"/></text:p>
      <text:p text:style-name="P29"/>
      <text:p text:style-name="P30"><draw:line text:anchor-type="paragraph" draw:z-index="47" draw:name="Shape27" draw:style-name="gr8" draw:text-style-name="P100" svg:x1="2.004cm" svg:y1="0.351cm" svg:x2="15.591cm" svg:y2="0.452cm"><text:p/></draw:line>T2</text:p>
      <text:p text:style-name="P29"/>
      <text:p text:style-name="P30"><draw:line text:anchor-type="paragraph" draw:z-index="48" draw:name="Shape27" draw:style-name="gr7" draw:text-style-name="P100" svg:x1="5.946cm" svg:y1="0.272cm" svg:x2="14.175cm" svg:y2="0.272cm"><text:p/></draw:line>T3</text:p>
      <text:p text:style-name="P29"/>
      <text:p text:style-name="P30"><draw:line text:anchor-type="paragraph" draw:z-index="49" draw:name="Shape27" draw:style-name="gr7" draw:text-style-name="P100" svg:x1="7.084cm" svg:y1="0.25cm" svg:x2="9.783cm" svg:y2="0.25cm"><text:p/></draw:line>T4</text:p>
      <text:p text:style-name="P29"/>
      <text:p text:style-name="P30"><draw:line text:anchor-type="paragraph" draw:z-index="50" draw:name="Shape27" draw:style-name="gr8" draw:text-style-name="P100" svg:x1="10.206cm" svg:y1="0.362cm" svg:x2="15.538cm" svg:y2="0.362cm"><text:p/></draw:line>T5</text:p>
      <text:p text:style-name="P29"/>
      <text:p text:style-name="P30"><draw:line text:anchor-type="paragraph" draw:z-index="51" draw:name="Shape27" draw:style-name="gr7" draw:text-style-name="P103" svg:x1="12.111cm" svg:y1="0.526cm" svg:x2="15.286cm" svg:y2="0.526cm"><text:p/></draw:line>T6</text:p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1. Τα prevLSN έχουν τοποθετηθεί στο παραπάνω log.</text:p>
      <text:p text:style-name="P32"/>
      <text:p text:style-name="P32">2.</text:p>
      <text:p text:style-name="P33">24.<text:tab/>CLR: Undo T3 LSN 19</text:p>
      <text:p text:style-name="P34">25.<text:tab/>CLR: Undo T3 LSN 11</text:p>
      <text:p text:style-name="P34">26.<text:tab/>CLR: Undo T3 END</text:p>
      <text:p text:style-name="P34">27.<text:tab/>commit T6</text:p>
      <text:p text:style-name="P32"/>
      <text:p text:style-name="P35">3.</text:p>
      <text:p text:style-name="P36">Winner List:</text:p>
      <text:p text:style-name="P38">T1, T4, T6</text:p>
      <text:p text:style-name="P36"/>
      <text:p text:style-name="P36">Loser List:</text:p>
      <text:p text:style-name="P7"><text:span text:style-name="T2">T2, T5, </text:span><text:span text:style-name="T9">(</text:span><text:span text:style-name="T2">**T3 </text:span><text:span text:style-name="T9">abort)</text:span></text:p>
      <text:p text:style-name="P38"/>
      <text:p text:style-name="P38">27.<text:tab/>commit T6</text:p>
      <text:p text:style-name="P38">CRASH</text:p>
      <text:p text:style-name="P38">28.<text:tab/>CLR: Undo T2 LSN 15</text:p>
      <text:p text:style-name="P38">29.<text:tab/>CLR: Undo T5 LSN 17</text:p>
      <text:p text:style-name="P38">30.<text:tab/>CLR: Undo T5 END</text:p>
      <text:p text:style-name="P38">31.<text:tab/>CLR: Undo T2 LSN 8</text:p>
      <text:p text:style-name="P38">32.<text:tab/>CLR: Undo T2 LSN 6</text:p>
      <text:p text:style-name="P7"><text:span text:style-name="T2">33.<text:tab/>CLR: Undo T</text:span><text:span text:style-name="T8">2 LSN 4</text:span></text:p>
      <text:p text:style-name="P40">34.<text:tab/>CLR: Undo T2 LSN 3</text:p>
      <text:p text:style-name="P40">35.<text:tab/>CLR: Undo T2 END</text:p>
      <text:p text:style-name="P41">36.<text:tab/>Recovery Process Complete</text:p>
      <text:p text:style-name="P40"/>
      <text:p text:style-name="P40">4. Στην περίπτωση No Steal – No Force, δε χρειάζεται Undo, γιατί στο δίσκο δεν γράφονται δεδομένα που δεν έχουν γίνει commit.</text:p>
      <text:p text:style-name="P40"/>
      <text:p text:style-name="P40">5. <text:s/>Στην περίπτωση No Steal – Force, δε χρειάζεται Undo, και ούτε Redo. Αυτό γιατί δε γράφονται δεδομένα χωρίς να έχει γίνει commit, και επίσης <text:span text:style-name="T28">πριν</text:span> από κάθε commit γράφονται στο δίσκο όλες οι dirty pages.</text:p>
      <text:p text:style-name="P40"/>
      <text:p text:style-name="P9"><text:span text:style-name="T2">!. Σε περίπτωση που δε χάνεται η βάση δεδομένων, και απλά πέφτει ο server, ελέγχω τα checkpoints, αντί για τα backups. Επίσης, έχω fuzzy checkpoints, τα οποία συμπεριφέρονται όπως τα </text:span><text:span text:style-name="T9">sharp checkpoints στο σημείο που γίνεται το start.</text:span></text:p>
      <text:p text:style-name="P40"/>
      <text:p text:style-name="P37">Winner List:</text:p>
      <text:p text:style-name="P8"><text:span text:style-name="T9">(</text:span><text:span text:style-name="T2">*T1 </text:span><text:span text:style-name="T9">dont care)</text:span><text:span text:style-name="T2">, T4, T6</text:span></text:p>
      <text:p text:style-name="P37"/>
      <text:p text:style-name="P37">Loser List:</text:p>
      <text:p text:style-name="P8"><text:span text:style-name="T2">T2, T5, </text:span><text:span text:style-name="T9">(**</text:span><text:span text:style-name="T2">T3 </text:span><text:span text:style-name="T9">abort)</text:span></text:p>
      <text:p text:style-name="P39"/>
      <text:p text:style-name="P41">Οι losers είναι οι ίδιοι με αποτέλεσμα, οι εγγραφές στο log να είναι οι ίδιες με τις παραπάνω (του ερωτήματος 3)</text:p>
      <text:p text:style-name="P41"/>
      <text:p text:style-name="P41">&lt;&lt;Σημείωση: Για το abort, δεν έγραψα κάποιο Undo στην ανάνηψη από το crush, το θεωρώ πως δεν υπήρξε.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2:01:11.440984955</meta:creation-date>
    <meta:generator>LibreOffice/6.1.4.2$Windows_X86_64 LibreOffice_project/9d0f32d1f0b509096fd65e0d4bec26ddd1938fd3</meta:generator>
    <dc:date>2019-04-27T19:06:32.160000000</dc:date>
    <meta:editing-duration>PT3H37M26S</meta:editing-duration>
    <meta:editing-cycles>47</meta:editing-cycles>
    <meta:document-statistic meta:table-count="3" meta:image-count="0" meta:object-count="0" meta:page-count="5" meta:paragraph-count="167" meta:word-count="986" meta:character-count="6478" meta:non-whitespace-character-count="5511"/>
  </office:meta>
</office:document-meta>
</file>